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6fdc" officeooo:paragraph-rsid="00106fdc"/>
    </style:style>
    <style:style style:name="P2" style:family="paragraph" style:parent-style-name="Standard">
      <style:text-properties officeooo:rsid="0011ad61" officeooo:paragraph-rsid="0011ad61"/>
    </style:style>
    <style:style style:name="P3" style:family="paragraph" style:parent-style-name="Standard">
      <style:text-properties officeooo:rsid="00115091" officeooo:paragraph-rsid="00115091"/>
    </style:style>
    <style:style style:name="P4" style:family="paragraph" style:parent-style-name="Standard">
      <style:text-properties officeooo:rsid="00115a1b" officeooo:paragraph-rsid="00115a1b"/>
    </style:style>
    <style:style style:name="P5" style:family="paragraph" style:parent-style-name="Standard">
      <style:text-properties officeooo:paragraph-rsid="00138c2c"/>
    </style:style>
    <style:style style:name="P6" style:family="paragraph" style:parent-style-name="Standard">
      <style:text-properties officeooo:rsid="00138c2c" officeooo:paragraph-rsid="00138c2c"/>
    </style:style>
    <style:style style:name="T1" style:family="text">
      <style:text-properties officeooo:rsid="00115a1b"/>
    </style:style>
    <style:style style:name="T2" style:family="text">
      <style:text-properties officeooo:rsid="0011ad61"/>
    </style:style>
    <style:style style:name="T3" style:family="text">
      <style:text-properties officeooo:rsid="00138c2c"/>
    </style:style>
    <style:style style:name="T4" style:family="text">
      <style:text-properties officeooo:rsid="0015cb93"/>
    </style:style>
    <style:style style:name="T5" style:family="text">
      <style:text-properties officeooo:rsid="001491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Introduction</text:p>
      <text:p text:style-name="P2"/>
      <text:p text:style-name="P2">Welcome to my Foundation Degree digital portfolio. This document showcases the academic and personal progress I’ve made during this semester. Through the projects highlighted below, I reflect on my development of technical computing and transferable skills, focusing on the importance of critical thinking and the use of automation technologies. </text:p>
      <text:p text:style-name="P1"/>
      <text:p text:style-name="P1"/>
      <text:p text:style-name="P1"/>
      <text:p text:style-name="P1">Portfolio Entry 1: The Limitations of AI &amp; Automation in Academic Studies</text:p>
      <text:p text:style-name="P1"/>
      <text:p text:style-name="P1">Project Focus: Network Programming &amp; Memory Management</text:p>
      <text:p text:style-name="P1"/>
      <text:p text:style-name="P1">The Experience: For this assignment, I was tasked with writing a report covering foundational automation, memory management and network programming. Facing severe executive burnout, I utilised generative AI to construct the final report.</text:p>
      <text:p text:style-name="P1"/>
      <text:p text:style-name="P3">Initial Output: At first I felt a sense of relief at bypassing the immediate cognitive block. The AI rapidly generated a conclusion that appeared technically sound and comprehensive. These two factors played a role in clouding my better judgment. I believed that the AI would write something better than I ever could and thus I handed it in without rewriting it in my own thoughts.</text:p>
      <text:p text:style-name="P3"/>
      <text:p text:style-name="P3">Outcome Evaluation: Despite the technical accuracy of statements such as “an automation script is a process that the OS must schedule”, the submission ultimately failed. It was clear that I hadn’t written it myself, so the outcome only demonstrated that the work lacked authenticity and failed to show <text:span text:style-name="T1">true</text:span> personal progress. An AI can define concepts like idempotency or socket models but it can’t bridge the gap between theory and actual practical application.</text:p>
      <text:p text:style-name="P3"/>
      <text:p text:style-name="P3">Key Learning Points: I learned the hard way (although it was obvious) that over-reliance on automation tools strip away the critical thinking required to understand system performance and network design. Generative AI is a powerful tool, but it’s a poor substitute for <text:span text:style-name="T1">genuine academic engagement.</text:span></text:p>
      <text:p text:style-name="P3"/>
      <text:p text:style-name="P4">Future Applications: I’m aware, as I have always been, that there are strict boundaries required when using technology in an academic context. If I utilise AI at all, it should be strictly as a sounding board or structural aid, ensuring the synthesis and development of information remain entirely original as I continue my academic development.</text:p>
      <text:p text:style-name="P4"/>
      <text:p text:style-name="P4"/>
      <text:p text:style-name="P4"/>
      <text:p text:style-name="P4">Portfolio Entry 2: <text:span text:style-name="T2">The Gap Between Theory and Practice</text:span></text:p>
      <text:p text:style-name="P4"/>
      <text:p text:style-name="P2">Project Focus: Remote Server Connectivity &amp; Command Line Execution</text:p>
      <text:p text:style-name="P2"/>
      <text:p text:style-name="P2">The Experience: For a networking module we were tested on our ability to establish communication between two separate PCs via an external, remote server using PuTTY. While I was successful on the theoretical side of the assessment, I failed miserably on the practical execution.</text:p>
      <text:p text:style-name="P2"/>
      <text:p text:style-name="P2"/>
      <text:p text:style-name="P2"><text:soft-page-break/>Initial Feelings: Going into the assessment I knew I was going to fail because I hadn’t studied or revised and my brains capacity to absorb and store information is <text:span text:style-name="T3">honestly sub par</text:span>. Although I managed to prove knowledge of underlying networking concepts and theory, such as OSI and IP Subnetting, <text:span text:style-name="T3">I lacked knowledge on the actual application of the theory.</text:span></text:p>
      <text:p text:style-name="P2"/>
      <text:p text:style-name="P5"><text:span text:style-name="T3">Outcome Evaluation: </text:span>The failure is entirely my own. I relied too heavily on my natural ability to absorb theoretical concepts and neglected the discipline required to execute them in a live terminal. Knowing how a network routes in theory does<text:span text:style-name="T4">n’t</text:span> excuse an inability to type the correct syntax.</text:p>
      <text:p text:style-name="P6"/>
      <text:p text:style-name="P6">Key Learning Points: This experience was a necessary reality check. High level theoretical knowledge cannot simply replace hands on muscle memory. Conceptual grasping is only half the battle, the other half is repetitive practical execution, as my tutor tried to teach me.</text:p>
      <text:p text:style-name="P6"/>
      <text:p text:style-name="P6">Future Applications: <text:span text:style-name="T5">Balancing academic reading with physical lab simulation is key. Realistically, I should set up my own virtual environments to practice command line execution, ensuring my practical ability catches up to my theoretical understanding.</text:span></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4T20:29:41.861687600</meta:creation-date>
    <meta:generator>LibreOffice/26.2.0.3$Windows_X86_64 LibreOffice_project/620$Build-3</meta:generator>
    <dc:date>2026-03-04T23:36:16.872714700</dc:date>
    <meta:editing-duration>PT13M21S</meta:editing-duration>
    <meta:editing-cycles>1</meta:editing-cycles>
    <meta:document-statistic meta:table-count="0" meta:image-count="0" meta:object-count="0" meta:page-count="2" meta:paragraph-count="16" meta:word-count="587" meta:character-count="3781" meta:non-whitespace-character-count="3209"/>
  </office:meta>
</office:document-meta>
</file>